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b21" officeooo:paragraph-rsid="00123b21"/>
    </style:style>
    <style:style style:name="P2" style:family="paragraph" style:parent-style-name="Standard" style:list-style-name="L1">
      <style:text-properties officeooo:rsid="00123b21" officeooo:paragraph-rsid="00123b21"/>
    </style:style>
    <style:style style:name="P3" style:family="paragraph" style:parent-style-name="Standard" style:list-style-name="L1">
      <style:text-properties officeooo:rsid="00127354" officeooo:paragraph-rsid="001273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kathon</text:p>
      <text:p text:style-name="P1"/>
      <text:p text:style-name="P1">Challenges we ran into:</text:p>
      <text:list xml:id="list4237619447" text:style-name="L1">
        <text:list-item>
          <text:p text:style-name="P2">Ingredients can be very differentiated, e.g. instead of the simple description “oil” recipes might consist of “Pumpkin seed oil”, “olive oil”, or “sesame oil”</text:p>
          <text:list>
            <text:list-item>
              <text:p text:style-name="P2"><text:s/>Nevertheless, one would like to propose the recipe, because in doubt you could take another oil</text:p>
            </text:list-item>
          </text:list>
          <text:p text:style-name="P3"/>
        </text:list-item>
        <text:list-item>
          <text:p text:style-name="P3">In some cases one might not want to use all the ingredients inserted for an “optimal” recipe. How to exclude one of the inserted ingredients from analysis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45:19.264065703</meta:creation-date>
    <dc:date>2022-01-25T11:53:31.501157106</dc:date>
    <meta:editing-duration>PT8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7" meta:character-count="446" meta:non-whitespace-character-count="378"/>
  </office:meta>
</office:document-meta>
</file>